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1">
            <text:p>D-31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3750.0">
            <text:p>375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94">
            <text:p>3.94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5">
            <text:p>Hel-505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7290">
            <text:p>I-7290</text:p>
          </table:table-cell>
          <table:table-cell office:value-type="float" office:value="53.21">
            <text:p>53.21</text:p>
          </table:table-cell>
          <table:table-cell office:value-type="float" office:value="-6.1">
            <text:p>-6.1</text:p>
          </table:table-cell>
          <table:table-cell office:value-type="float" office:value="6760.0">
            <text:p>6760.0</text:p>
          </table:table-cell>
          <table:table-cell office:value-type="float" office:value="115.0">
            <text:p>11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55">
            <text:p>0.55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Mitchell1976,ShennanEtal2018">
            <text:p>Mitchell1976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D-36">
            <text:p>D-36</text:p>
          </table:table-cell>
          <table:table-cell office:value-type="float" office:value="53.27">
            <text:p>53.27</text:p>
          </table:table-cell>
          <table:table-cell office:value-type="float" office:value="-6.08">
            <text:p>-6.08</text:p>
          </table:table-cell>
          <table:table-cell office:value-type="float" office:value="5300.0">
            <text:p>5300.0</text:p>
          </table:table-cell>
          <table:table-cell office:value-type="float" office:value="170.0">
            <text:p>1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Stephens1974,ShennanEtal2018">
            <text:p>MitchellStephens1974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Hel-506">
            <text:p>Hel-506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4460.0">
            <text:p>446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DonnerJungner1980,Mitchell1977,ShennanEtal2018">
            <text:p>DonnerJungner1980,Mitchell1977,ShennanEtal2018</text:p>
          </table:table-cell>
        </table:table-row>
        <table:table-row>
          <table:table-cell office:value-type="string" office:value="Dublin">
            <text:p>Dublin</text:p>
          </table:table-cell>
          <table:table-cell office:value-type="string" office:value="radiocarbon">
            <text:p>radiocarbon</text:p>
          </table:table-cell>
          <table:table-cell office:value-type="string" office:value="I-5067">
            <text:p>I-5067</text:p>
          </table:table-cell>
          <table:table-cell office:value-type="float" office:value="53.39">
            <text:p>53.39</text:p>
          </table:table-cell>
          <table:table-cell office:value-type="float" office:value="-6.1">
            <text:p>-6.1</text:p>
          </table:table-cell>
          <table:table-cell office:value-type="float" office:value="5250.0">
            <text:p>525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81">
            <text:p>1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MitchellStephens1974,ShennanEtal2018">
            <text:p>Mitchell1971,MitchellStephens197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